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f027" officeooo:paragraph-rsid="0008f02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8f027" officeooo:paragraph-rsid="0008f02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8f027" officeooo:paragraph-rsid="0008f027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8fc67" officeooo:paragraph-rsid="0008fc6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a45f3" officeooo:paragraph-rsid="000a45f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bc15d" officeooo:paragraph-rsid="000bc15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ccbe7" officeooo:paragraph-rsid="000ccbe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e3ed0" officeooo:paragraph-rsid="000e3ed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f7208" officeooo:paragraph-rsid="000f7208" style:font-weight-asian="normal" style:font-weight-complex="normal"/>
    </style:style>
    <style:style style:name="T1" style:family="text">
      <style:text-properties officeooo:rsid="0008fc67"/>
    </style:style>
    <style:style style:name="T2" style:family="text">
      <style:text-properties officeooo:rsid="000ccb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/C++ - Blatt 03</text:p>
      <text:p text:style-name="P1"/>
      <text:p text:style-name="P2"/>
      <text:p text:style-name="P2">Aufgabe 3.1</text:p>
      <text:p text:style-name="P2"/>
      <text:p text:style-name="P3">a) p = feld;</text:p>
      <text:p text:style-name="P3"><text:tab/>Ist zulässig, da im Zeiger p die Adresse des Arrays feld gespeichert werden kann.</text:p>
      <text:p text:style-name="P3"/>
      <text:p text:style-name="P3">b) feld = p;</text:p>
      <text:p text:style-name="P3"><text:tab/><text:span text:style-name="T1">Nicht zulässig. Einem gesamten Array kann kein Pointer zugewiesen werden.</text:span></text:p>
      <text:p text:style-name="P4"/>
      <text:p text:style-name="P4">c) p = &amp;feld[3];</text:p>
      <text:p text:style-name="P4"><text:tab/>Zulässig, da dem Pointer die Speicheradresse des Arrays an Stelle [3] zugewiesen wird.</text:p>
      <text:p text:style-name="P4"/>
      <text:p text:style-name="P4">d) feld[2] = p[5];</text:p>
      <text:p text:style-name="P4"><text:tab/>Zulässig. Der Pointer greift auf das Array „feld“ an Stelle [5] zu und weist dem Array an Stelle [2] diesem Wert zu.</text:p>
      <text:p text:style-name="P4"/>
      <text:p text:style-name="P4">e) p1 = p2 + i;</text:p>
      <text:p text:style-name="P4"><text:tab/>Zulässig. <text:span text:style-name="T2">Die Adressen werden addiert, indem in Vielfachen der Bytezahl des Typs verschoben wird.</text:span></text:p>
      <text:p text:style-name="P4"/>
      <text:p text:style-name="P5">f) p1 = i + p2;</text:p>
      <text:p text:style-name="P5"><text:tab/>Zulässig, gleiche Argumentation wie bei e). Die Anordnung von i und p2 macht keinen Unterschied.</text:p>
      <text:p text:style-name="P5"/>
      <text:p text:style-name="P5">g) i = p1 * p2;</text:p>
      <text:p text:style-name="P5"><text:tab/>Nicht zulässig. Es ist in C nicht vorgesehen, zwei pointer zu multiplizieren. <text:span text:style-name="T2">Der Wertebereich könnte gesprengt werden.</text:span></text:p>
      <text:p text:style-name="P5"/>
      <text:p text:style-name="P6">h) i = p1 – p2;</text:p>
      <text:p text:style-name="P6"><text:tab/><text:span text:style-name="T2">Zulässig. Selbe Argumentation wie bei e). Die Adressen werden subtrahiert und neue Adresse als int in i gespeichert.</text:span></text:p>
      <text:p text:style-name="P6"/>
      <text:p text:style-name="P7">i) i = p1 + p2;</text:p>
      <text:p text:style-name="P7"><text:tab/>Nicht zulässig, da der Wertebereich gesprengt werden könnte.</text:p>
      <text:p text:style-name="P7"/>
      <text:p text:style-name="P7"/>
      <text:p text:style-name="P7"/>
      <text:p text:style-name="P8">Angenommen, es wird ein Array erstellt „int array[2][4];“. Um Zugriff auf das Array per Pointer zu bekommen, weisen wir das zweidimensionale Array folgendermaßen zu: „p1 = array[0];“.</text:p>
      <text:p text:style-name="P8">Auf array[0][4] können wir nun per „*(p1+4)“ zugreifen, auf array[1][1] mit „*(p1+6)“.</text:p>
      <text:p text:style-name="P8">Wenn wir also die Größe unseres Array kennen, können wir problemlos (aber umständlich) per Pointer auf das Array zugreifen.</text:p>
      <text:p text:style-name="P8"/>
      <text:p text:style-name="P8"/>
      <text:p text:style-name="P8"/>
      <text:p text:style-name="P9">feld[i] ist äquivalent zu *(feld + i). i[feld] ist äquivalent zu *(i + feld), welches widerum auch äquivalent zu *(feld + i) ist. Also ist feld[i] also auch äquivalent zu i[feld]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17:18:46.667512000</meta:creation-date>
    <dc:date>2016-11-12T18:45:43.174429000</dc:date>
    <meta:editing-duration>PT39M57S</meta:editing-duration>
    <meta:editing-cycles>5</meta:editing-cycles>
    <meta:generator>LibreOffice/4.4.6.3$MacOSX_X86_64 LibreOffice_project/e8938fd3328e95dcf59dd64e7facd2c7d67c704d</meta:generator>
    <meta:document-statistic meta:table-count="0" meta:image-count="0" meta:object-count="0" meta:page-count="1" meta:paragraph-count="24" meta:word-count="271" meta:character-count="1584" meta:non-whitespace-character-count="1327"/>
  </office:meta>
</office:document-meta>
</file>